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F0000003707E18C55.png" manifest:media-type="image/png"/>
  <manifest:file-entry manifest:full-path="Pictures/1000020100000354000000385B8FD565.png" manifest:media-type="image/png"/>
  <manifest:file-entry manifest:full-path="Pictures/1000020100000395000000379294D1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0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819cm" svg:height="1.007cm" svg:x="0cm" svg:y="0.05cm">
          <draw:image xlink:href="Pictures/1000020100000395000000379294D1DE.png" xlink:type="simple" xlink:show="embed" xlink:actuate="onLoad">
            <text:p/>
          </draw:image>
        </draw:frame>
        <draw:frame draw:style-name="gr1" draw:text-style-name="P1" draw:layer="layout" svg:width="16.819cm" svg:height="1.104cm" svg:x="0cm" svg:y="1.13cm">
          <draw:image xlink:href="Pictures/1000020100000354000000385B8FD565.png" xlink:type="simple" xlink:show="embed" xlink:actuate="onLoad">
            <text:p/>
          </draw:image>
        </draw:frame>
        <draw:frame draw:style-name="gr1" draw:text-style-name="P1" draw:layer="layout" svg:width="16.819cm" svg:height="1.156cm" svg:x="0cm" svg:y="2.31cm">
          <draw:image xlink:href="Pictures/100002010000031F0000003707E18C55.png" xlink:type="simple" xlink:show="embed" xlink:actuate="onLoad">
            <text:p/>
          </draw:image>
        </draw:frame>
        <draw:frame draw:style-name="gr2" draw:text-style-name="P2" draw:layer="layout" svg:width="0.934cm" svg:height="0.763cm" svg:x="16.05cm" svg:y="1.01cm">
          <draw:text-box>
            <text:p><text:span text:style-name="T1">b)</text:span></text:p>
          </draw:text-box>
        </draw:frame>
        <draw:frame draw:style-name="gr3" draw:text-style-name="P2" draw:layer="layout" svg:width="0.908cm" svg:height="0.763cm" svg:x="16.052cm" svg:y="2.161cm">
          <draw:text-box>
            <text:p><text:span text:style-name="T1">c)</text:span></text:p>
          </draw:text-box>
        </draw:frame>
        <draw:frame draw:style-name="gr3" draw:text-style-name="P2" draw:layer="layout" svg:width="0.908cm" svg:height="0.763cm" svg:x="16.05cm" svg:y="-0.15cm">
          <draw:text-box>
            <text:p><text:span text:style-name="T1">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2cm" fo:page-height="3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19T17:24:12.319659888</meta:creation-date>
    <dc:date>2017-11-28T12:15:28.966721276</dc:date>
    <dc:creator>dario </dc:creator>
    <meta:editing-duration>PT12M15S</meta:editing-duration>
    <meta:editing-cycles>3</meta:editing-cycles>
    <meta:generator>LibreOffice/4.3.3.2$Linux_X86_64 LibreOffice_project/430m0$Build-2</meta:generator>
    <meta:document-statistic meta:object-count="6"/>
  </office:meta>
</office:document-meta>
</file>